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70">
      <number:fraction number:min-integer-digits="0" number:min-numerator-digits="1" number:min-denominator-digits="1"/>
    </number:number-style>
    <number:number-style style:name="N71">
      <number:fraction number:min-integer-digits="0" number:min-numerator-digits="2" number:min-denominator-digits="2"/>
    </number:number-style>
    <style:style style:name="ce1" style:family="table-cell" style:parent-style-name="Default" style:data-style-name="N0"/>
    <style:style style:name="ce2" style:family="table-cell" style:parent-style-name="Default" style:data-style-name="N37"/>
    <style:style style:name="ce3" style:family="table-cell" style:parent-style-name="Default" style:data-style-name="N70"/>
    <style:style style:name="ce4" style:family="table-cell" style:parent-style-name="Default" style:data-style-name="N134"/>
    <style:style style:name="ce5" style:family="table-cell" style:parent-style-name="Default" style:data-style-name="N71"/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1" table:default-cell-style-name="ce5"/>
        <table:table-column table:style-name="co1" table:number-columns-repeated="9" table:default-cell-style-name="Default"/>
        <table:table-row table:style-name="ro1">
          <table:table-cell table:number-columns-repeated="4"/>
          <table:table-cell table:style-name="Default"/>
          <table:table-cell table:number-columns-repeated="9"/>
        </table:table-row>
        <table:table-row table:style-name="ro1">
          <table:table-cell table:number-columns-repeated="2"/>
          <table:table-cell table:style-name="ce2"/>
          <table:table-cell/>
          <table:table-cell table:style-name="Default" office:value-type="string">
            <text:p>A</text:p>
          </table:table-cell>
          <table:table-cell table:number-columns-repeated="4"/>
          <table:table-cell office:value-type="string">
            <text:p>B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pi</text:p>
          </table:table-cell>
          <table:table-cell/>
          <table:table-cell table:style-name="Default" office:value-type="string">
            <text:p>N</text:p>
          </table:table-cell>
          <table:table-cell office:value-type="string">
            <text:p>C</text:p>
          </table:table-cell>
          <table:table-cell office:value-type="string">
            <text:p>V</text:p>
          </table:table-cell>
          <table:table-cell office:value-type="string">
            <text:p>J</text:p>
          </table:table-cell>
          <table:table-cell/>
          <table:table-cell office:value-type="string">
            <text:p>that</text:p>
          </table:table-cell>
          <table:table-cell office:value-type="string">
            <text:p>is</text:p>
          </table:table-cell>
          <table:table-cell office:value-type="string">
            <text:p>not </text:p>
          </table:table-cell>
          <table:table-cell office:value-type="string">
            <text:p>it</text:p>
          </table:table-cell>
          <table:table-cell office:value-type="string">
            <text:p>good</text:p>
          </table:table-cell>
        </table:table-row>
        <table:table-row table:style-name="ro1">
          <table:table-cell/>
          <table:table-cell table:style-name="ce1" office:value-type="string">
            <text:p>N </text:p>
          </table:table-cell>
          <table:table-cell table:style-name="ce3" table:formula="of:=1/8" office:value-type="float" office:value="0.125">
            <text:p><text:s/>1/8</text:p>
          </table:table-cell>
          <table:table-cell/>
          <table:table-cell table:formula="of:=3/10" office:value-type="float" office:value="0.3">
            <text:p><text:s text:c="2"/>3/10</text:p>
          </table:table-cell>
          <table:table-cell table:style-name="ce5" table:formula="of:=1/10" office:value-type="float" office:value="0.1">
            <text:p><text:s text:c="2"/>1/10</text:p>
          </table:table-cell>
          <table:table-cell table:style-name="ce5" table:formula="of:=4/10" office:value-type="float" office:value="0.4">
            <text:p><text:s text:c="2"/>2/ 5</text:p>
          </table:table-cell>
          <table:table-cell table:style-name="ce5" table:formula="of:=2/10" office:value-type="float" office:value="0.2">
            <text:p><text:s text:c="2"/>1/ 5</text:p>
          </table:table-cell>
          <table:table-cell/>
          <table:table-cell table:style-name="ce5" table:formula="of:=5/13" office:value-type="float" office:value="0.384615384615385">
            <text:p><text:s text:c="2"/>5/13</text:p>
          </table:table-cell>
          <table:table-cell table:style-name="ce5" table:formula="of:=1/13" office:value-type="float" office:value="0.0769230769230769">
            <text:p><text:s text:c="2"/>1/13</text:p>
          </table:table-cell>
          <table:table-cell table:style-name="ce5" table:formula="of:=3/13" office:value-type="float" office:value="0.230769230769231">
            <text:p><text:s text:c="2"/>3/13</text:p>
          </table:table-cell>
          <table:table-cell table:style-name="ce5" table:formula="of:=3/13" office:value-type="float" office:value="0.230769230769231">
            <text:p><text:s text:c="2"/>3/13</text:p>
          </table:table-cell>
          <table:table-cell table:style-name="ce5" table:formula="of:=1/13" office:value-type="float" office:value="0.0769230769230769">
            <text:p><text:s text:c="2"/>1/13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table:style-name="ce3" table:formula="of:=3/8" office:value-type="float" office:value="0.375">
            <text:p><text:s/>3/8</text:p>
          </table:table-cell>
          <table:table-cell/>
          <table:table-cell office:value-type="float" office:value="0.5">
            <text:p><text:s text:c="2"/>1/ 2</text:p>
          </table:table-cell>
          <table:table-cell table:style-name="ce5" table:formula="of:=1/6" office:value-type="float" office:value="0.166666666666667">
            <text:p><text:s text:c="2"/>1/ 6</text:p>
          </table:table-cell>
          <table:table-cell table:style-name="ce5" table:formula="of:=1/6" office:value-type="float" office:value="0.166666666666667">
            <text:p><text:s text:c="2"/>1/ 6</text:p>
          </table:table-cell>
          <table:table-cell table:style-name="ce5" table:formula="of:=1/6" office:value-type="float" office:value="0.166666666666667">
            <text:p><text:s text:c="2"/>1/ 6</text:p>
          </table:table-cell>
          <table:table-cell/>
          <table:table-cell table:style-name="ce5" table:formula="of:=3/7" office:value-type="float" office:value="0.428571428571429">
            <text:p><text:s text:c="2"/>3/ 7</text:p>
          </table:table-cell>
          <table:table-cell table:style-name="ce5" table:formula="of:=1/7" office:value-type="float" office:value="0.142857142857143">
            <text:p><text:s text:c="2"/>1/ 7</text:p>
          </table:table-cell>
          <table:table-cell table:style-name="ce5" table:formula="of:=1/7" office:value-type="float" office:value="0.142857142857143">
            <text:p><text:s text:c="2"/>1/ 7</text:p>
          </table:table-cell>
          <table:table-cell table:style-name="ce5" table:formula="of:=1/7" office:value-type="float" office:value="0.142857142857143">
            <text:p><text:s text:c="2"/>1/ 7</text:p>
          </table:table-cell>
          <table:table-cell table:style-name="ce5" table:formula="of:=1/7" office:value-type="float" office:value="0.142857142857143">
            <text:p><text:s text:c="2"/>1/ 7</text:p>
          </table:table-cell>
        </table:table-row>
        <table:table-row table:style-name="ro1">
          <table:table-cell/>
          <table:table-cell office:value-type="string">
            <text:p>V</text:p>
          </table:table-cell>
          <table:table-cell table:style-name="ce3" table:formula="of:=3/8" office:value-type="float" office:value="0.375">
            <text:p><text:s/>3/8</text:p>
          </table:table-cell>
          <table:table-cell/>
          <table:table-cell table:formula="of:=5/9" office:value-type="float" office:value="0.555555555555556">
            <text:p><text:s text:c="2"/>5/ 9</text:p>
          </table:table-cell>
          <table:table-cell table:style-name="ce5" table:formula="of:=1/9" office:value-type="float" office:value="0.111111111111111">
            <text:p><text:s text:c="2"/>1/ 9</text:p>
          </table:table-cell>
          <table:table-cell table:style-name="ce5" table:formula="of:=2/9" office:value-type="float" office:value="0.222222222222222">
            <text:p><text:s text:c="2"/>2/ 9</text:p>
          </table:table-cell>
          <table:table-cell table:style-name="ce5" table:formula="of:=1/9" office:value-type="float" office:value="0.111111111111111">
            <text:p><text:s text:c="2"/>1/ 9</text:p>
          </table:table-cell>
          <table:table-cell/>
          <table:table-cell table:style-name="ce5" table:formula="of:=1/11" office:value-type="float" office:value="0.0909090909090909">
            <text:p><text:s text:c="2"/>1/11</text:p>
          </table:table-cell>
          <table:table-cell table:style-name="ce5" table:formula="of:=7/11" office:value-type="float" office:value="0.636363636363636">
            <text:p><text:s text:c="2"/>7/11</text:p>
          </table:table-cell>
          <table:table-cell table:style-name="ce5" table:formula="of:=1/11" office:value-type="float" office:value="0.0909090909090909">
            <text:p><text:s text:c="2"/>1/11</text:p>
          </table:table-cell>
          <table:table-cell table:style-name="ce5" table:formula="of:=1/11" office:value-type="float" office:value="0.0909090909090909">
            <text:p><text:s text:c="2"/>1/11</text:p>
          </table:table-cell>
          <table:table-cell table:style-name="ce5" table:formula="of:=1/11" office:value-type="float" office:value="0.0909090909090909">
            <text:p><text:s text:c="2"/>1/11</text:p>
          </table:table-cell>
        </table:table-row>
        <table:table-row table:style-name="ro1">
          <table:table-cell/>
          <table:table-cell office:value-type="string">
            <text:p>J</text:p>
          </table:table-cell>
          <table:table-cell table:style-name="ce3" table:formula="of:=1/8" office:value-type="float" office:value="0.125">
            <text:p><text:s/>1/8</text:p>
          </table:table-cell>
          <table:table-cell/>
          <table:table-cell office:value-type="float" office:value="0.25">
            <text:p><text:s text:c="2"/>1/ 4</text:p>
          </table:table-cell>
          <table:table-cell table:number-columns-repeated="3" table:style-name="ce5" office:value-type="float" office:value="0.25">
            <text:p><text:s text:c="2"/>1/ 4</text:p>
          </table:table-cell>
          <table:table-cell/>
          <table:table-cell table:style-name="ce5" table:formula="of:=1/6" office:value-type="float" office:value="0.166666666666667">
            <text:p><text:s text:c="2"/>1/ 6</text:p>
          </table:table-cell>
          <table:table-cell table:style-name="ce5" table:formula="of:=1/6" office:value-type="float" office:value="0.166666666666667">
            <text:p><text:s text:c="2"/>1/ 6</text:p>
          </table:table-cell>
          <table:table-cell table:style-name="ce5" table:formula="of:=1/6" office:value-type="float" office:value="0.166666666666667">
            <text:p><text:s text:c="2"/>1/ 6</text:p>
          </table:table-cell>
          <table:table-cell table:style-name="ce5" table:formula="of:=1/6" office:value-type="float" office:value="0.166666666666667">
            <text:p><text:s text:c="2"/>1/ 6</text:p>
          </table:table-cell>
          <table:table-cell table:style-name="ce5" table:formula="of:=2/6" office:value-type="float" office:value="0.333333333333333">
            <text:p><text:s text:c="2"/>1/ 3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THAT</text:p>
          </table:table-cell>
          <table:table-cell office:value-type="string">
            <text:p>IS</text:p>
          </table:table-cell>
          <table:table-cell table:style-name="Default" office:value-type="string">
            <text:p>GOOD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>
            <text:p>N </text:p>
          </table:table-cell>
          <table:table-cell table:style-name="ce4" table:formula="of:=1/8*5/13" office:value-type="float" office:value="0.0480769230769231">
            <text:p><text:s text:c="3"/>5/104</text:p>
          </table:table-cell>
          <table:table-cell table:style-name="ce5"/>
          <table:table-cell table:number-columns-repeated="10"/>
        </table:table-row>
        <table:table-row table:style-name="ro1">
          <table:table-cell/>
          <table:table-cell office:value-type="string">
            <text:p>C</text:p>
          </table:table-cell>
          <table:table-cell table:style-name="ce4" table:formula="of:=[.C5]*[.J5]" office:value-type="float" office:value="0.160714285714286">
            <text:p><text:s text:c="3"/>9/ 56</text:p>
          </table:table-cell>
          <table:table-cell table:style-name="ce5"/>
          <table:table-cell table:number-columns-repeated="10"/>
        </table:table-row>
        <table:table-row table:style-name="ro1">
          <table:table-cell/>
          <table:table-cell office:value-type="string">
            <text:p>V</text:p>
          </table:table-cell>
          <table:table-cell table:style-name="ce4" table:formula="of:=[.C6]*[.J6]" office:value-type="float" office:value="0.0340909090909091">
            <text:p><text:s text:c="3"/>3/ 88</text:p>
          </table:table-cell>
          <table:table-cell table:style-name="ce5"/>
          <table:table-cell table:number-columns-repeated="10"/>
        </table:table-row>
        <table:table-row table:style-name="ro1">
          <table:table-cell/>
          <table:table-cell office:value-type="string">
            <text:p>J</text:p>
          </table:table-cell>
          <table:table-cell table:style-name="ce4" table:formula="of:=[.C7]*[.J7]" office:value-type="float" office:value="0.0208333333333333">
            <text:p><text:s text:c="3"/>1/ 48</text:p>
          </table:table-cell>
          <table:table-cell table:style-name="ce5"/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3" number:min-integer-digits="1"/>
    </number:number-style>
    <number:number-style style:name="N117">
      <number:number number:decimal-places="11" number:min-integer-digits="1"/>
    </number:number-style>
    <number:number-style style:name="N118">
      <number:number number:decimal-places="12" number:min-integer-digits="1"/>
    </number:number-style>
    <number:number-style style:name="N119">
      <number:number number:decimal-places="13" number:min-integer-digits="1"/>
    </number:number-style>
    <number:number-style style:name="N120">
      <number:number number:decimal-places="14" number:min-integer-digits="1"/>
    </number:number-style>
    <number:number-style style:name="N121">
      <number:number number:decimal-places="10" number:min-integer-digits="1"/>
    </number:number-style>
    <number:number-style style:name="N122">
      <number:number number:decimal-places="15" number:min-integer-digits="1"/>
    </number:number-style>
    <number:number-style style:name="N123">
      <number:number number:decimal-places="16" number:min-integer-digits="1"/>
    </number:number-style>
    <number:number-style style:name="N124">
      <number:number number:decimal-places="17" number:min-integer-digits="1"/>
    </number:number-style>
    <number:number-style style:name="N125">
      <number:number number:decimal-places="18" number:min-integer-digits="1"/>
    </number:number-style>
    <number:number-style style:name="N126">
      <number:number number:decimal-places="19" number:min-integer-digits="1"/>
    </number:number-style>
    <number:number-style style:name="N127">
      <number:number number:decimal-places="20" number:min-integer-digits="1"/>
    </number:number-style>
    <number:number-style style:name="N128">
      <number:number number:decimal-places="9" number:min-integer-digits="1"/>
    </number:number-style>
    <number:number-style style:name="N129">
      <number:number number:decimal-places="8" number:min-integer-digits="1"/>
    </number:number-style>
    <number:number-style style:name="N130">
      <number:number number:decimal-places="7" number:min-integer-digits="1"/>
    </number:number-style>
    <number:number-style style:name="N131">
      <number:number number:decimal-places="6" number:min-integer-digits="1"/>
    </number:number-style>
    <number:number-style style:name="N132">
      <number:number number:decimal-places="5" number:min-integer-digits="1"/>
    </number:number-style>
    <number:number-style style:name="N133">
      <number:number number:decimal-places="4" number:min-integer-digits="1"/>
    </number:number-style>
    <number:number-style style:name="N134">
      <number:fraction number:min-integer-digits="0" number:min-numerator-digits="3" number:min-denominator-digits="3"/>
    </number:number-style>
    <number:number-style style:name="N16106" number:language="en" number:country="CA">
      <number:fraction number:min-integer-digits="0" number:min-numerator-digits="3" number:min-denominator-digits="3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3">10/13/2018</text:date>, <text:time>09:56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than Guymont</meta:initial-creator>
    <meta:creation-date>2018-10-12T13:22:31.66</meta:creation-date>
    <dc:date>2018-10-13T09:56:35.89</dc:date>
    <dc:creator>Jonathan Guymont</dc:creator>
    <meta:editing-duration>PT19H48M8S</meta:editing-duration>
    <meta:editing-cycles>1</meta:editing-cycles>
    <meta:document-statistic meta:table-count="3" meta:cell-count="67" meta:object-count="0"/>
    <meta:generator>OpenOffice/4.1.5$Win32 OpenOffice.org_project/415m1$Build-9789</meta:generator>
  </office:meta>
</office:document-meta>
</file>